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5" style:family="table-row">
      <style:table-row-properties style:min-row-height="0.5229in" fo:keep-together="auto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C15" style:family="table-cell" style:data-style-name="N11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C11" style:family="table-cell" style:data-style-name="N37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3" style:family="table-row">
      <style:table-row-properties style:min-row-height="0.3528in" fo:keep-together="auto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3" style:family="paragraph" style:parent-style-name="Table_20_Contents">
      <style:paragraph-properties style:snap-to-layout-grid="false"/>
      <style:text-properties fo:language="ru" fo:country="RU"/>
    </style:style>
    <style:style style:name="P14" style:family="paragraph" style:parent-style-name="Table_20_Contents">
      <style:paragraph-properties style:snap-to-layout-grid="false"/>
      <style:text-properties fo:language="ru" fo:country="RU" officeooo:rsid="00111429" officeooo:paragraph-rsid="00111429"/>
    </style:style>
    <style:style style:name="P15" style:family="paragraph" style:parent-style-name="Table_20_Contents">
      <style:paragraph-properties style:snap-to-layout-grid="false"/>
      <style:text-properties fo:language="ru" fo:country="RU" officeooo:rsid="00130dc9" officeooo:paragraph-rsid="00130dc9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paragraph-properties style:snap-to-layout-grid="false"/>
      <style:text-properties fo:language="en" fo:country="US"/>
    </style:style>
    <style:style style:name="P18" style:family="paragraph" style:parent-style-name="Table_20_Contents">
      <style:paragraph-properties style:snap-to-layout-grid="false"/>
      <style:text-properties fo:language="en" fo:country="US" fo:font-weight="normal" officeooo:rsid="00111429" officeooo:paragraph-rsid="00111429" style:font-weight-asian="normal" style:font-weight-complex="normal"/>
    </style:style>
    <style:style style:name="P19" style:family="paragraph" style:parent-style-name="Table_20_Contents">
      <style:paragraph-properties style:snap-to-layout-grid="false"/>
      <style:text-properties fo:language="en" fo:country="US" officeooo:rsid="00111429" officeooo:paragraph-rsid="00111429"/>
    </style:style>
    <style:style style:name="P20" style:family="paragraph" style:parent-style-name="Table_20_Contents">
      <style:paragraph-properties style:snap-to-layout-grid="false"/>
      <style:text-properties fo:language="en" fo:country="US" officeooo:rsid="00130dc9" officeooo:paragraph-rsid="00130dc9"/>
    </style:style>
    <style:style style:name="P21" style:family="paragraph" style:parent-style-name="Table_20_Contents">
      <style:paragraph-properties style:snap-to-layout-grid="false"/>
      <style:text-properties fo:font-weight="bold" style:font-weight-asian="bold"/>
    </style:style>
    <style:style style:name="P22" style:family="paragraph" style:parent-style-name="Table_20_Contents">
      <style:paragraph-properties style:snap-to-layout-grid="false"/>
      <style:text-properties officeooo:rsid="00130dc9" officeooo:paragraph-rsid="00130dc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0dc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1429"/>
    </style:style>
    <style:style style:name="T5" style:family="text">
      <style:text-properties officeooo:rsid="00111429"/>
    </style:style>
    <style:style style:name="T6" style:family="text">
      <style:text-properties officeooo:rsid="00130dc9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Задачи за прошедш<text:span text:style-name="T5">ие</text:span> недел<text:span text:style-name="T5">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6"><text:span text:style-name="T3">Работы по </text:span><text:span text:style-name="T1">QA</text:span><text:span text:style-name="T3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11">200 часов / <text:span text:style-name="T5">200 часов</text:span></text:p>
          </table:table-cell>
          <table:table-cell table:style-name="Таблица1.E15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0%</text:p>
          </table:table-cell>
          <table:table-cell table:style-name="Таблица1.A2" office:value-type="string">
            <text:p text:style-name="P11">2 часа / <text:span text:style-name="T5">0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QA митинга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11">12 часов / <text:span text:style-name="T5">12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0%</text:p>
          </table:table-cell>
          <table:table-cell table:style-name="Таблица1.A2" office:value-type="string">
            <text:p text:style-name="P11">1 час / <text:span text:style-name="T5">0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лан статьи по <text:span text:style-name="T1">LDAP</text:span> для Blazemeter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<text:span text:style-name="T1">0%</text:span></text:p>
          </table:table-cell>
          <table:table-cell table:style-name="Таблица1.A2" office:value-type="string">
            <text:p text:style-name="P11"><text:span text:style-name="T1">2</text:span> часа / <text:span text:style-name="T5">0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11">2 часа / <text:span text:style-name="T5">2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плана стажировки <text:s/>в Красноярск</text:p>
          </table:table-cell>
          <table:table-cell table:style-name="Таблица1.B2" office:value-type="percentage" office:value="0.5">
            <text:p text:style-name="P9">50%</text:p>
          </table:table-cell>
          <table:table-cell table:style-name="Таблица1.A2" office:value-type="string">
            <text:p text:style-name="P14">50%</text:p>
          </table:table-cell>
          <table:table-cell table:style-name="Таблица1.A2" office:value-type="string">
            <text:p text:style-name="P9"><text:span text:style-name="T3">8</text:span> <text:span text:style-name="T3">часов / </text:span><text:span text:style-name="T4">8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движение статей по Selenium в форумах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5 часов / <text:span text:style-name="T5">5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ить инструкцию по оценке тестирования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<text:span text:style-name="T3">12</text:span> ча<text:span text:style-name="T3">сов / </text:span><text:span text:style-name="T4">12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3">С</text:span>тать<text:span text:style-name="T3">я</text:span> по TCP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30%</text:p>
          </table:table-cell>
          <table:table-cell table:style-name="Таблица1.A2" office:value-type="string">
            <text:p text:style-name="P9">1<text:span text:style-name="T3">2</text:span> час<text:span text:style-name="T3">ов / </text:span><text:span text:style-name="T4">3 часа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бновить И-05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8 часов / <text:span text:style-name="T5">8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к webinar Blazemeter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<text:span text:style-name="T3">1</text:span>0 часов / <text:span text:style-name="T5">10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>Подготовка video training для Blazemeter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12 часов / <text:span text:style-name="T5">12 часов</text:span></text:p>
          </table:table-cell>
          <table:table-cell table:style-name="Таблица1.E15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15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15" office:value-type="string">
            <text:p text:style-name="P11"/>
          </table:table-cell>
        </table:table-row>
      </table:table>
      <text:p text:style-name="P2"/>
      <text:p text:style-name="P3">Внеплановые задачи за <text:span text:style-name="T5">4</text:span>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4">Доработка статьи по ТСЗ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4">18</text:span> час<text:span text:style-name="T4">ов</text:span></text:p>
          </table:table-cell>
          <table:table-cell table:style-name="Таблица2.E3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Руководительское совещание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1,5 часа</text:p>
          </table:table-cell>
          <table:table-cell table:style-name="Таблица2.E3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Сбор текстов для контроля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1 час</text:p>
          </table:table-cell>
          <table:table-cell table:style-name="Таблица2.E8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Премиальные тестировщиков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6 часов</text:p>
          </table:table-cell>
          <table:table-cell table:style-name="Таблица2.E8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Внутренние коммуникации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8 часов</text:p>
          </table:table-cell>
          <table:table-cell table:style-name="Таблица2.E8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Митинги с James Shaffer (Vertigo)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3 часа</text:p>
          </table:table-cell>
          <table:table-cell table:style-name="Таблица2.E8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Аудит в отделе тех. поддержки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6 часов</text:p>
          </table:table-cell>
          <table:table-cell table:style-name="Таблица2.E8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Внутренние митинги по Vertigo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2 часа</text:p>
          </table:table-cell>
          <table:table-cell table:style-name="Таблица2.E9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Контроль работ по Vertigo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6 часов</text:p>
          </table:table-cell>
          <table:table-cell table:style-name="Таблица2.E10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4">Доработка плана стажировки в Красноярске</text:p>
          </table:table-cell>
          <table:table-cell table:style-name="Таблица2.B2" office:value-type="percentage" office:value="1">
            <text:p text:style-name="P18">100%</text:p>
          </table:table-cell>
          <table:table-cell table:style-name="Таблица2.B2" office:value-type="percentage" office:value="1">
            <text:p text:style-name="P19">100%</text:p>
          </table:table-cell>
          <table:table-cell table:style-name="Таблица2.A2" office:value-type="string">
            <text:p text:style-name="P19">4 часа</text:p>
          </table:table-cell>
          <table:table-cell table:style-name="Таблица2.E11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6"><text:span text:style-name="T3">Работы по </text:span><text:span text:style-name="T1">QA</text:span><text:span text:style-name="T3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14">21.04.17</text:p>
          </table:table-cell>
          <table:table-cell table:style-name="Таблица4.A2" office:value-type="string">
            <text:p text:style-name="P11">200 часов</text:p>
          </table:table-cell>
          <table:table-cell table:style-name="Таблица4.E14" office:value-type="string">
            <text:p text:style-name="P2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4">20.04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14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QA митинга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15">19.04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14" office:value-type="string">
            <text:p text:style-name="P15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5">23.04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14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5">Оценка проекта от Фармакопейк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5"><text:span text:style-name="T1">17.07.17</text:span></text:p>
          </table:table-cell>
          <table:table-cell table:style-name="Таблица4.A2" office:value-type="string">
            <text:p text:style-name="P11"><text:span text:style-name="T2">3</text:span> часа</text:p>
          </table:table-cell>
          <table:table-cell table:style-name="Таблица4.E14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5">21.04.17</text:p>
          </table:table-cell>
          <table:table-cell table:style-name="Таблица4.A2" office:value-type="string">
            <text:p text:style-name="P11"><text:span text:style-name="T6">4</text:span> часа</text:p>
          </table:table-cell>
          <table:table-cell table:style-name="Таблица4.E14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<text:span text:style-name="T6">Закончить</text:span> план стажировки <text:s/>в Красноярск</text:p>
          </table:table-cell>
          <table:table-cell table:style-name="Таблица4.B2" office:value-type="percentage" office:value="1">
            <text:p text:style-name="P9"><text:span text:style-name="T6">10</text:span>0%</text:p>
          </table:table-cell>
          <table:table-cell table:style-name="Таблица4.A2" office:value-type="string">
            <text:p text:style-name="P15">20.04.17</text:p>
          </table:table-cell>
          <table:table-cell table:style-name="Таблица4.A2" office:value-type="string">
            <text:p text:style-name="P9"><text:span text:style-name="T3">8</text:span> <text:span text:style-name="T3">часов</text:span></text:p>
          </table:table-cell>
          <table:table-cell table:style-name="Таблица4.E14" office:value-type="string">
            <text:p text:style-name="P15">Фирсанов К.А. 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1">Продвижение статей по Selenium в форумах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15">22.04.17</text:p>
          </table:table-cell>
          <table:table-cell table:style-name="Таблица4.A2" office:value-type="string">
            <text:p text:style-name="P9">5 часов</text:p>
          </table:table-cell>
          <table:table-cell table:style-name="Таблица4.E14" office:value-type="string">
            <text:p text:style-name="P15">Фирсанов К.А. 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5">Митинги 1-1</text:p>
          </table:table-cell>
          <table:table-cell table:style-name="Таблица4.B2" office:value-type="percentage" office:value="0.5">
            <text:p text:style-name="P20">50%</text:p>
          </table:table-cell>
          <table:table-cell table:style-name="Таблица4.A2" office:value-type="string">
            <text:p text:style-name="P15">21.04.17</text:p>
          </table:table-cell>
          <table:table-cell table:style-name="Таблица4.A2" office:value-type="string">
            <text:p text:style-name="P20"><text:span text:style-name="T3">3 часа</text:span></text:p>
          </table:table-cell>
          <table:table-cell table:style-name="Таблица4.E14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20"/>
          </table:table-cell>
          <table:table-cell table:style-name="Таблица4.B2">
            <text:p text:style-name="P9"/>
          </table:table-cell>
          <table:table-cell table:style-name="Таблица4.C11">
            <text:p text:style-name="P11"/>
          </table:table-cell>
          <table:table-cell table:style-name="Таблица4.A2" office:value-type="string">
            <text:p text:style-name="P9"><text:span text:style-name="T3"/></text:p>
          </table:table-cell>
          <table:table-cell table:style-name="Таблица4.E14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11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14" office:value-type="string">
            <text:p text:style-name="P11"/>
          </table:table-cell>
        </table:table-row>
        <table:table-row table:style-name="Таблица4.13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11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14" office:value-type="string">
            <text:p text:style-name="P11"/>
          </table:table-cell>
        </table:table-row>
        <table:table-row table:style-name="Таблица4.13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11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14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4-19T16:41:34.952591790</dc:date>
    <meta:editing-cycles>64</meta:editing-cycles>
    <meta:editing-duration>PT22H29M48S</meta:editing-duration>
    <meta:generator>LibreOffice/4.2.8.2$Linux_X86_64 LibreOffice_project/420m0$Build-2</meta:generator>
    <meta:document-statistic meta:table-count="4" meta:image-count="0" meta:object-count="0" meta:page-count="4" meta:paragraph-count="160" meta:word-count="401" meta:character-count="2427" meta:non-whitespace-character-count="2183"/>
  </office:meta>
</office:document-meta>
</file>